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abb400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652cm" svg:height="1.27cm" svg:x="0.254cm" svg:y="0.254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4.445cm" svg:x="2.413cm" svg:y="3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64cm" svg:height="0.889cm" svg:x="3.111cm" svg:y="3.81cm">
          <text:p text:style-name="P2">Userna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64cm" svg:height="0.889cm" svg:x="3.111cm" svg:y="4.953cm">
          <text:p text:style-name="P2">Passwor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1.143cm" svg:x="3.111cm" svg:y="6.096cm">
          <text:p text:style-name="P2">Logi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6:08:51.038587467</meta:creation-date>
    <dc:date>2014-11-17T16:12:39.293391929</dc:date>
    <meta:editing-duration>P0D</meta:editing-duration>
    <meta:editing-cycles>1</meta:editing-cycles>
    <meta:document-statistic meta:object-count="5"/>
    <meta:generator>LibreOffice/4.2.7.2$Linux_X86_64 LibreOffice_project/420$Build-2</meta:generator>
  </office:meta>
</office:document-meta>
</file>